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fo:font-weight="bold" officeooo:rsid="0032a775" style:font-weight-asian="bold" style:font-weight-complex="bold"/>
    </style:style>
    <style:style style:name="T7" style:family="text">
      <style:text-properties fo:font-weight="bold" officeooo:rsid="0033acfb" style:font-weight-asian="bold" style:font-weight-complex="bold"/>
    </style:style>
    <style:style style:name="T8" style:family="text">
      <style:text-properties officeooo:rsid="000f2ca8"/>
    </style:style>
    <style:style style:name="T9" style:family="text">
      <style:text-properties style:font-name="OpenSymbol" style:font-name-asian="OpenSymbol" style:font-name-complex="OpenSymbol"/>
    </style:style>
    <style:style style:name="T10" style:family="text">
      <style:text-properties style:font-name="OpenSymbol" officeooo:rsid="000f2ca8" style:font-name-asian="OpenSymbol" style:font-name-complex="OpenSymbol"/>
    </style:style>
    <style:style style:name="T11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2" style:family="text">
      <style:text-properties style:font-name-asian="OpenSymbol" style:font-name-complex="OpenSymbol"/>
    </style:style>
    <style:style style:name="T13" style:family="text">
      <style:text-properties officeooo:rsid="00181810"/>
    </style:style>
    <style:style style:name="T14" style:family="text">
      <style:text-properties officeooo:rsid="001b8bbf"/>
    </style:style>
    <style:style style:name="T15" style:family="text">
      <style:text-properties officeooo:rsid="0020405e"/>
    </style:style>
    <style:style style:name="T16" style:family="text">
      <style:text-properties officeooo:rsid="002a6135"/>
    </style:style>
    <style:style style:name="T17" style:family="text">
      <style:text-properties officeooo:rsid="002ba58d"/>
    </style:style>
    <style:style style:name="T18" style:family="text">
      <style:text-properties officeooo:rsid="002d73f0"/>
    </style:style>
    <style:style style:name="T19" style:family="text">
      <style:text-properties officeooo:rsid="002dcf77"/>
    </style:style>
    <style:style style:name="T20" style:family="text">
      <style:text-properties officeooo:rsid="002ddcf8"/>
    </style:style>
    <style:style style:name="T21" style:family="text">
      <style:text-properties officeooo:rsid="00301fa1"/>
    </style:style>
    <style:style style:name="T22" style:family="text">
      <style:text-properties officeooo:rsid="00318a01"/>
    </style:style>
    <style:style style:name="T23" style:family="text">
      <style:text-properties officeooo:rsid="0031e0b5"/>
    </style:style>
    <style:style style:name="T24" style:family="text">
      <style:text-properties officeooo:rsid="0032a775"/>
    </style:style>
    <style:style style:name="T25" style:family="text">
      <style:text-properties officeooo:rsid="00350bf4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text:span text:style-name="T3">Test </text:span><text:span text:style-name="T4">d</text:span><text:span text:style-name="T7">e connexion</text:span><text:span text:style-name="T5"> </text:span><text:span text:style-name="T7">Raspberry a</text:span><text:span text:style-name="T6"> l’ESP32</text:span>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11">☑</text:span><text:span text:style-name="T12"> <text:s/></text:span>intégration<text:span text:style-name="T11">☐</text:span> <text:s/>fonctionnel<text:span text:style-name="T11">☐</text:span></text:p>
            <text:p text:style-name="P5">Rédacteur : <text:span text:style-name="T17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7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>Test <text:span text:style-name="T19">d</text:span><text:span text:style-name="T25">e la connexion entre le Raspberry et </text:span><text:span text:style-name="T24">l’ESP32,</text:span> on vérifie <text:span text:style-name="T25">que Le Raspberry peut se connecter au </text:span><text:span text:style-name="T24">point d’accès wifi</text:span><text:span text:style-name="T23"> </text:span><text:span text:style-name="T25">de l’ESP32</text:span></text:p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>Rédiger <text:span text:style-name="T21">le code </text:span><text:span text:style-name="T22">pour </text:span><text:span text:style-name="T25">connecter le</text:span><text:span text:style-name="T24"> point d’accès Wifi</text:span><text:span text:style-name="T18"> et </text:span><text:span text:style-name="T20">faire en sorte qu’</text:span><text:span text:style-name="T25">on soit un client</text:span></text:p>
      <text:p text:style-name="P2"/>
      <table:table table:name="Tableau4" table:style-name="Tableau4">
        <table:table-column table:style-name="Tableau4.A"/>
        <table:table-row table:style-name="TableLine94225634860800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>Le test est validé si <text:span text:style-name="T25">le Raspberry </text:span><text:span text:style-name="T24">est </text:span><text:span text:style-name="T25">connecté a l’ESP32</text:span><text:span text:style-name="T24">.</text:span></text:p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4">c</text:span><text:span text:style-name="T13">ontexte et/ou l</text:span><text:span text:style-name="T8">ogiciels utilisés, </text:span><text:span text:style-name="T14">prérequis éventuels</text:span></text:p>
          </table:table-cell>
        </table:table-row>
      </table:table>
      <text:p text:style-name="P20">Test réalisé en <text:span text:style-name="T24">paramétrant</text:span> <text:span text:style-name="T25">le Raspberry</text:span> <text:span text:style-name="T24">pour qu’il </text:span><text:span text:style-name="T25">se connecte a l’ESP32</text:span><text:span text:style-name="T24">.</text:span></text:p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8"><text:tab/></text:span>validation<text:span text:style-name="T8"> </text:span><text:span text:style-name="T10">☐</text:span><text:span text:style-name="T8"><text:tab/></text:span>non-validation<text:span text:style-name="T8"> </text:span><text:span text:style-name="T10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9">☐</text:span><text:tab/>majeure <text:span text:style-name="T9">☐</text:span></text:p>
          </table:table-cell>
        </table:table-row>
      </table:table>
      <text:p text:style-name="P14">Remarque<text:span text:style-name="T16">s</text:span> éventuelle<text:span text:style-name="T16">s</text:span>.</text:p>
      <text:p text:style-name="P10"/>
      <text:p text:style-name="P9"/>
      <text:p text:style-name="P9">Signature : (laiss<text:span text:style-name="T15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19:12.836979933</dc:date>
    <meta:editing-duration>PT11H45M34S</meta:editing-duration>
    <meta:editing-cycles>35</meta:editing-cycles>
    <meta:generator>LibreOffice/7.0.4.2$Linux_X86_64 LibreOffice_project/00$Build-2</meta:generator>
    <meta:document-statistic meta:table-count="7" meta:image-count="0" meta:object-count="0" meta:page-count="1" meta:paragraph-count="18" meta:word-count="127" meta:character-count="806" meta:non-whitespace-character-count="690"/>
  </office:meta>
</office:document-meta>
</file>